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be9d" officeooo:paragraph-rsid="000abe9d"/>
    </style:style>
    <style:style style:name="P2" style:family="paragraph" style:parent-style-name="Standard">
      <style:text-properties fo:font-weight="bold" officeooo:rsid="000abe9d" officeooo:paragraph-rsid="000abe9d" style:font-weight-asian="bold" style:font-weight-complex="bold"/>
    </style:style>
    <style:style style:name="P3" style:family="paragraph" style:parent-style-name="Standard">
      <style:text-properties fo:font-weight="normal" officeooo:rsid="000abe9d" officeooo:paragraph-rsid="000abe9d" style:font-weight-asian="normal" style:font-weight-complex="normal"/>
    </style:style>
    <style:style style:name="P4" style:family="paragraph" style:parent-style-name="Standard">
      <style:text-properties fo:font-weight="normal" officeooo:rsid="000c55c8" officeooo:paragraph-rsid="000c55c8" style:font-weight-asian="normal" style:font-weight-complex="normal"/>
    </style:style>
    <style:style style:name="P5" style:family="paragraph" style:parent-style-name="Standard">
      <style:text-properties fo:font-weight="normal" officeooo:rsid="000d801e" officeooo:paragraph-rsid="000d801e" style:font-weight-asian="normal" style:font-weight-complex="normal"/>
    </style:style>
    <style:style style:name="P6" style:family="paragraph" style:parent-style-name="Standard">
      <style:text-properties fo:font-weight="normal" officeooo:rsid="000e0625" officeooo:paragraph-rsid="000e0625" style:font-weight-asian="normal" style:font-weight-complex="normal"/>
    </style:style>
    <style:style style:name="T1" style:family="text">
      <style:text-properties officeooo:rsid="000e06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ctángulo principal (estructura):</text:p>
      <text:p text:style-name="P1"/>
      <text:p text:style-name="P1">ancho: 12cm</text:p>
      <text:p text:style-name="P1">largo: 20cm</text:p>
      <text:p text:style-name="P1">alto: 5.5cm</text:p>
      <text:p text:style-name="P2"/>
      <text:p text:style-name="P2">---------------------------------------------------------------------------</text:p>
      <text:p text:style-name="P2"/>
      <text:p text:style-name="P3">distancia entre ejes: 22.5cm</text:p>
      <text:p text:style-name="P3">diámetro ruedas: 7.5cm</text:p>
      <text:p text:style-name="P3">ancho de ruedas: 3cm</text:p>
      <text:p text:style-name="P3"/>
      <text:p text:style-name="P3">-------------------------------------------------------------------------------</text:p>
      <text:p text:style-name="P3"/>
      <text:p text:style-name="P3">Nota: El centro de las ruedas coincide con la parte inferior del rectángulo principal, no obstante, existe una distancia entre la parte frontal y posterior del rectángulo respecto a los ejes de las ruedas.</text:p>
      <text:p text:style-name="P3"/>
      <text:p text:style-name="P3">------------------------------------------------------------------------------------</text:p>
      <text:p text:style-name="P3"/>
      <text:p text:style-name="P4">distancia parte frontal del rectángulo y el eje delantero: 0.8cm</text:p>
      <text:p text:style-name="P4">distancia parte posterior del rectángulo y el eje trasero: 2.5cm</text:p>
      <text:p text:style-name="P4"/>
      <text:p text:style-name="P4">-----------------------------------------------------------------------------------------</text:p>
      <text:p text:style-name="P4"/>
      <text:p text:style-name="P4">Nota: De momento se omiten las morfologías del sistema de suspensión y del diferencial, así como el alerón. Se opta por modelar un sistema simple compuesto por hexaedros y cilindros para el urdf.</text:p>
      <text:p text:style-name="P3"/>
      <text:p text:style-name="P3">------------------------------------------------------------------------------------</text:p>
      <text:p text:style-name="P3"/>
      <text:p text:style-name="P5">No conozco el nombre de los canales, es decir, no sé cuál es el ch0, ch1, ch2 ó ch3, <text:span text:style-name="T1">sin embargo, se caracterizaron de la siguiente manera:</text:span></text:p>
      <text:p text:style-name="P5"/>
      <text:p text:style-name="P6">Existe un botón “bind” en el receptor RC, por lo tanto, esta será la referencia para nombrar los canales.</text:p>
      <text:p text:style-name="P6"/>
      <text:p text:style-name="P6">ch0: Corresponde al canal más cercano al botón, mientras que ch3 es el canal más alejado del botón.</text:p>
      <text:p text:style-name="P6"/>
      <text:p text:style-name="P6">1. ch0 controla el motor de movimiento.</text:p>
      <text:p text:style-name="P6">2. ch1 controla el servo de dirección.</text:p>
      <text:p text:style-name="P6">3. ch2 y ch3 no están habilitados.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9T12:17:45.585254248</meta:creation-date>
    <dc:date>2023-02-09T12:46:59.344284623</dc:date>
    <meta:editing-duration>PT18M5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197" meta:character-count="1530" meta:non-whitespace-character-count="1355"/>
  </office:meta>
</office:document-meta>
</file>